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2.616cm"/>
    </style:style>
    <style:style style:name="co15" style:family="table-column">
      <style:table-column-properties fo:break-before="auto" style:column-width="4.032cm"/>
    </style:style>
    <style:style style:name="co17" style:family="table-column">
      <style:table-column-properties fo:break-before="auto" style:column-width="2.203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Helvetica" fo:font-size="10pt" fo:language="en" fo:country="US" fo:font-style="normal" style:text-underline-style="none" fo:font-weight="normal" style:font-name-asian="Helvetica" style:language-asian="en" style:country-asian="US" style:font-name-complex="Helvetica" style:font-size-complex="5.65000009536743pt" style:language-complex="en" style:country-complex="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>
      <style:text-properties fo:color="#2a00ff" style:font-name="Helvetica" fo:font-size="10pt" style:font-name-asian="Helvetica" style:font-size-asian="10pt" style:font-name-complex="Helvetica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connectToNetwork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default-cell-style-name="ce9"/>
        <table:table-column table:style-name="co15" table:default-cell-style-name="ce9"/>
        <table:table-column table:style-name="co17" table:default-cell-style-name="ce9"/>
        <table:table-column table:style-name="co2" table:number-columns-repeated="113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BaseUrl</text:p>
          </table:table-cell>
          <table:table-cell table:style-name="ce16" office:value-type="string">
            <text:p>Org_Name</text:p>
          </table:table-cell>
          <table:table-cell table:style-name="ce16" office:value-type="string">
            <text:p>UserId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number-columns-repeated="113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table:style-name="ce17" office:value-type="string">
            <text:p><text:span text:style-name="T3"><text:a xlink:href="https://qa.plantsmap.com/admins/sign_in">https://qa.plantsmap.com/admins/sign_in</text:a></text:span></text:p>
          </table:table-cell>
          <table:table-cell table:style-name="ce18" office:value-type="string">
            <text:p>Hitesh_Org</text:p>
          </table:table-cell>
          <table:table-cell office:value-type="string">
            <text:p><text:a xlink:href="mailto:hitesh.bhardwaj@kiwitech.com">hitesh.bhardwaj@kiwitech.com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number-columns-repeated="113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19/05/2017</text:date>, <text:time>17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7:29:44</dc:date>
    <meta:creation-date>2014-12-16T16:26:20Z</meta:creation-date>
    <meta:editing-cycles>104</meta:editing-cycles>
    <meta:editing-duration>P1DT11H56M39S</meta:editing-duration>
    <meta:generator>OpenOffice/4.1.2$Unix OpenOffice.org_project/412m3$Build-9782</meta:generator>
    <meta:initial-creator>sakshi juneja</meta:initial-creator>
    <meta:document-statistic meta:table-count="2" meta:cell-count="36" meta:object-count="0"/>
  </office:meta>
</office:document-meta>
</file>